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Chromium (1080p)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Firefox (720p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# elemen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# elemen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1250" calcext:value-type="float">
            <text:p>12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pay.com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.com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idu.com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c.com</text:p>
          </table:table-cell>
          <table:table-cell office:value-type="float" office:value="1245" calcext:value-type="float">
            <text:p>12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gspot.com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dn.net</text:p>
          </table:table-cell>
          <table:table-cell office:value-type="float" office:value="1992" calcext:value-type="float">
            <text:p>19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92" calcext:value-type="float">
            <text:p>19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bay.com</text:p>
          </table:table-cell>
          <table:table-cell office:value-type="float" office:value="2176" calcext:value-type="float">
            <text:p>217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67" calcext:value-type="float">
            <text:p>216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thub.com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.com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.com</text:p>
          </table:table-cell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so.co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ckoverflow.com</text:p>
          </table:table-cell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float" office:value="667" calcext:value-type="float">
            <text:p>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k.com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.org</text:p>
          </table:table-cell>
          <table:table-cell office:value-type="float" office:value="942" calcext:value-type="float">
            <text:p>9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float" office:value="5840" calcext:value-type="float">
            <text:p>58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73" calcext:value-type="float">
            <text:p>58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22])" office:value-type="float" office:value="19588" calcext:value-type="float">
            <text:p>19588</text:p>
          </table:table-cell>
          <table:table-cell table:formula="of:=SUM([.C3:.C22])" office:value-type="float" office:value="305" calcext:value-type="float">
            <text:p>305</text:p>
          </table:table-cell>
          <table:table-cell table:formula="of:=SUM([.D3:.D22])" office:value-type="float" office:value="22" calcext:value-type="float">
            <text:p>22</text:p>
          </table:table-cell>
          <table:table-cell table:formula="of:=SUM([.E3:.E22])" office:value-type="float" office:value="75" calcext:value-type="float">
            <text:p>75</text:p>
          </table:table-cell>
          <table:table-cell table:formula="of:=SUM([.F3:.F22])" office:value-type="float" office:value="19672" calcext:value-type="float">
            <text:p>19672</text:p>
          </table:table-cell>
          <table:table-cell table:formula="of:=SUM([.G3:.G22])" office:value-type="float" office:value="301" calcext:value-type="float">
            <text:p>301</text:p>
          </table:table-cell>
          <table:table-cell table:formula="of:=SUM([.H3:.H22])" office:value-type="float" office:value="30" calcext:value-type="float">
            <text:p>30</text:p>
          </table:table-cell>
          <table:table-cell table:formula="of:=SUM([.I3:.I22])"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23]/([.C23]+[.E23])" office:value-type="float" office:value="0.802631578947369" calcext:value-type="float">
            <text:p>0,802631578947369</text:p>
          </table:table-cell>
          <table:table-cell table:formula="of:=[.G23]/([.G23]+[.I23])" office:value-type="float" office:value="0.787958115183246" calcext:value-type="float">
            <text:p>0,787958115183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table:formula="of:=[.C23]/([.C23]+[.D23])" office:value-type="float" office:value="0.932721712538226" calcext:value-type="float">
            <text:p>0,932721712538226</text:p>
          </table:table-cell>
          <table:table-cell table:formula="of:=[.G23]/([.G23]+[.H23])" office:value-type="float" office:value="0.909365558912387" calcext:value-type="float">
            <text:p>0,90936555891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([.C23]+[.G23])/([.C23]+[.G23]+[.E23]+[.I23])" office:value-type="float" office:value="0.795275590551181" calcext:value-type="float">
            <text:p>0,795275590551181</text:p>
          </table:table-cell>
          <table:table-cell table:formula="of:=([.C23]+[.G23])/([.C23]+[.G23]+[.D23]+[.H23])" office:value-type="float" office:value="0.9209726443769" calcext:value-type="float">
            <text:p>0,92097264437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 style:data-style-name="N2" text:time-value="19:50:10.164213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46:13.111241450</meta:creation-date>
    <dc:date>2020-01-24T20:16:08.500623316</dc:date>
    <meta:editing-duration>PT36M6S</meta:editing-duration>
    <meta:editing-cycles>6</meta:editing-cycles>
    <meta:generator>LibreOffice/6.2.8.2$MacOSX_X86_64 LibreOffice_project/f82ddfca21ebc1e222a662a32b25c0c9d20169ee</meta:generator>
    <meta:document-statistic meta:table-count="1" meta:cell-count="209" meta:object-count="0"/>
  </office:meta>
</office:document-meta>
</file>